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monospace" svg:font-family="monospace"/>
    <style:font-face style:name="sans-serif" svg:font-family="sans-serif"/>
  </office:font-face-decls>
  <office:automatic-styles>
    <style:style style:name="Tabla1" style:family="table">
      <style:table-properties style:width="17cm" table:align="left" fo:background-color="transparent">
        <style:background-image/>
      </style:table-properties>
    </style:style>
    <style:style style:name="Tabla1.A" style:family="table-column">
      <style:table-column-properties style:column-width="2.708cm"/>
    </style:style>
    <style:style style:name="Tabla1.B" style:family="table-column">
      <style:table-column-properties style:column-width="3.814cm"/>
    </style:style>
    <style:style style:name="Tabla1.C" style:family="table-column">
      <style:table-column-properties style:column-width="10.479cm"/>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transparent" fo:padding="0.049cm" fo:border="0.75pt solid #cfd9de">
        <style:background-image/>
      </style:table-cell-properties>
    </style:style>
    <style:style style:name="P1" style:family="paragraph" style:parent-style-name="Standard">
      <style:paragraph-properties fo:margin-left="0cm" fo:margin-right="0cm" fo:text-indent="0cm" style:auto-text-indent="false" style:writing-mode="lr-tb"/>
      <style:text-properties fo:color="#000000" loext:opacity="100%" style:font-name="sans-serif" fo:background-color="transparent"/>
    </style:style>
    <style:style style:name="P2" style:family="paragraph" style:parent-style-name="Standard">
      <style:paragraph-properties fo:margin-left="0cm" fo:margin-right="0cm" fo:margin-top="0cm" fo:margin-bottom="0.499cm" style:contextual-spacing="false" fo:text-indent="0cm" style:auto-text-indent="false" style:writing-mode="lr-tb"/>
      <style:text-properties fo:color="#000000" loext:opacity="100%" style:font-name="sans-serif" fo:background-color="transparent"/>
    </style:style>
    <style:style style:name="P3" style:family="paragraph" style:parent-style-name="Text_20_body" style:list-style-name="L1">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4" style:family="paragraph" style:parent-style-name="Text_20_body">
      <style:paragraph-properties fo:margin-left="0cm" fo:margin-right="0cm" fo:text-indent="0cm" style:auto-text-indent="false" style:writing-mode="lr-tb"/>
      <style:text-properties fo:color="#000000" loext:opacity="100%" style:font-name="sans-serif" fo:background-color="transparent"/>
    </style:style>
    <style:style style:name="P5" style:family="paragraph" style:parent-style-name="Text_20_body" style:list-style-name="L2">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6" style:family="paragraph" style:parent-style-name="Text_20_body" style:list-style-name="L2">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7" style:family="paragraph" style:parent-style-name="Text_20_body">
      <style:paragraph-properties fo:margin-left="0cm" fo:margin-right="0cm" fo:margin-top="0cm" fo:margin-bottom="0cm" style:contextual-spacing="false" fo:text-indent="0cm" style:auto-text-indent="false" style:writing-mode="lr-tb"/>
      <style:text-properties fo:color="#000000" loext:opacity="100%" style:font-name="sans-serif" fo:background-color="transparent"/>
    </style:style>
    <style:style style:name="P8" style:family="paragraph" style:parent-style-name="Text_20_body" style:list-style-name="L3">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9" style:family="paragraph" style:parent-style-name="Text_20_body" style:list-style-name="L3">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P10" style:family="paragraph" style:parent-style-name="Table_20_Heading">
      <style:paragraph-properties fo:margin-left="0cm" fo:margin-right="0cm" fo:text-indent="0cm" style:auto-text-indent="false" style:writing-mode="lr-tb"/>
      <style:text-properties fo:color="#000000" loext:opacity="100%" style:font-name="sans-serif" fo:font-weight="bold" fo:background-color="transparent"/>
    </style:style>
    <style:style style:name="P11" style:family="paragraph" style:parent-style-name="Table_20_Contents">
      <style:paragraph-properties fo:margin-left="0cm" fo:margin-right="0cm" fo:text-indent="0cm" style:auto-text-indent="false" style:writing-mode="lr-tb"/>
      <style:text-properties fo:color="#000000" loext:opacity="100%" style:font-name="sans-serif" fo:background-color="transparent"/>
    </style:style>
    <style:style style:name="P12" style:family="paragraph" style:parent-style-name="Text_20_body" style:list-style-name="L4">
      <loext:graphic-properties draw:fill="none" draw:fill-color="#ffffff"/>
      <style:paragraph-properties fo:margin-left="0cm" fo:margin-right="0cm" fo:margin-top="0cm" fo:margin-bottom="0cm" style:contextual-spacing="false" fo:text-indent="0cm" style:auto-text-indent="false" fo:background-color="transparent" style:writing-mode="lr-tb"/>
      <style:text-properties fo:color="#000000" loext:opacity="100%" style:font-name="sans-serif" fo:background-color="transparent"/>
    </style:style>
    <style:style style:name="P13" style:family="paragraph" style:parent-style-name="Text_20_body" style:list-style-name="L5">
      <loext:graphic-properties draw:fill="none" draw:fill-color="#ffffff"/>
      <style:paragraph-properties fo:margin-left="0cm" fo:margin-right="0cm" fo:margin-top="0cm" fo:margin-bottom="0cm" style:contextual-spacing="false" fo:text-indent="0cm" style:auto-text-indent="false" fo:background-color="transparent" style:writing-mode="lr-tb"/>
    </style:style>
    <style:style style:name="T1" style:family="text">
      <style:text-properties fo:color="#000000" loext:opacity="100%" style:font-name="sans-serif" fo:background-color="transparent" loext:char-shading-value="0"/>
    </style:style>
    <style:style style:name="T2" style:family="text">
      <style:text-properties fo:color="#000000" loext:opacity="100%" style:font-name="monospace" fo:font-size="10pt" fo:background-color="transparent" loext:char-shading-value="0"/>
    </style:style>
    <style:style style:name="T3" style:family="text">
      <style:text-properties fo:color="#000080" loext:opacity="100%" style:font-name="sans-serif" fo:background-color="transparent" loext:char-shading-value="0"/>
    </style:style>
    <style:style style:name="T4" style:family="text">
      <style:text-properties style:font-name="monospace" fo:font-size="10pt"/>
    </style:style>
    <style:style style:name="T5" style:family="text">
      <style:text-properties fo:color="#000000" loext:opacity="100%" style:font-name="sans-serif" fo:font-weight="bold" style:font-name-asian="sans-serif" style:font-weight-asian="bold" style:font-name-complex="sans-serif" style:font-weight-complex="bold"/>
    </style:style>
    <style:style style:name="T6" style:family="text">
      <style:text-properties fo:color="#000000" loext:opacity="100%" style:font-name="sans-serif" style:font-name-asian="sans-serif" style:font-name-complex="sans-seri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puesta Directa</text:p>
      <text:p text:style-name="P2">Puntos clave: </text:p>
      <text:list text:style-name="L1">
        <text:list-item>
          <text:p text:style-name="P3">Parece probable que los sitios web estén usando varias técnicas para controlar el tráfico de agentes de IA o LLMs, como bloquear bots específicos y limitar solicitudes. </text:p>
        </text:list-item>
        <text:list-item>
          <text:p text:style-name="P3">Hay controversia sobre la efectividad de estas medidas, ya que algunos bots pueden eludirlas, lo que ha generado debates legales y éticos. </text:p>
        </text:list-item>
        <text:list-item>
          <text:p text:style-name="P3">La evidencia sugiere que estas técnicas son una respuesta al creciente scraping de IA, pero su éxito varía según la sofisticación de los bots.</text:p>
        </text:list-item>
      </text:list>
      <text:p text:style-name="P4">Técnicas Comunes:<text:line-break/>Los sitios web, especialmente aquellos afectados por el scraping de IA, están implementando medidas como: </text:p>
      <text:list text:style-name="L2">
        <text:list-item>
          <text:p text:style-name="P5"><text:span text:style-name="T1">Bloqueo de bots: Usan archivos </text:span><text:span text:style-name="T2">robots.txt</text:span><text:span text:style-name="T1"> para denegar el acceso a bots de IA como GPTBot o ClaudeBot, por ejemplo, </text:span><text:a xlink:type="simple" xlink:href="https://www.nytimes.com/robots.txt" office:target-frame-name="_blank" xlink:show="new" text:style-name="Internet_20_link" text:visited-style-name="Visited_20_Internet_20_Link"><text:span text:style-name="T3">The New York Times</text:span></text:a><text:span text:style-name="T1"> bloquea a GPTBot. </text:span></text:p>
        </text:list-item>
        <text:list-item>
          <text:p text:style-name="P6">Encabezados HTTP: Incluyen etiquetas como <text:span text:style-name="T4">X-Robots-Tag: noindex</text:span> para evitar que los bots indexen contenido, aunque depende de la cooperación de los bots. </text:p>
        </text:list-item>
        <text:list-item>
          <text:p text:style-name="P6">Barreras técnicas: Renderizan contenido con JavaScript, limitan tasas de solicitud y bloquean IPs sospechosas para dificultar el scraping. </text:p>
        </text:list-item>
        <text:list-item>
          <text:p text:style-name="P5"><text:span text:style-name="T1">Soluciones avanzadas: Plataformas como DataDome ofrecen detección en tiempo real y análisis de comportamiento para bloquear bots sofisticados </text:span><text:a xlink:type="simple" xlink:href="https://datadome.co/products/bot-protection/" office:target-frame-name="_blank" xlink:show="new" text:style-name="Internet_20_link" text:visited-style-name="Visited_20_Internet_20_Link"><text:span text:style-name="T3">DataDome Bot Protection</text:span></text:a><text:span text:style-name="T1">. </text:span></text:p>
        </text:list-item>
        <text:list-item>
          <text:p text:style-name="P6">Monitoreo continuo: Analizan patrones de tráfico para detectar actividades sospechosas y actualizan sus defensas regularmente. </text:p>
        </text:list-item>
        <text:list-item>
          <text:p text:style-name="P6">Protecciones legales: Actualizan términos de servicio para prohibir el uso de contenido para entrenar IA, respaldando acciones legales.</text:p>
        </text:list-item>
      </text:list>
      <text:p text:style-name="P7">Consideraciones:<text:line-break/>Estas técnicas son una combinación de medidas técnicas y legales, pero no son infalibles. Los bots de IA pueden usar proxies o emular comportamiento humano, lo que complica el control. Es un tema en evolución, con debates sobre derechos de autor y privacidad.</text:p>
      <text:p text:style-name="Horizontal_20_Line"/>
      <text:p text:style-name="P7">Nota Detallada: Técnicas de Disuasión para Controlar Tráfico de Agentes de IA en Sitios Web</text:p>
      <text:p text:style-name="P7">En junio de 2025, el creciente uso de agentes de inteligencia artificial (IA) y modelos de lenguaje grandes (LLMs) para interactuar con sitios web ha llevado a muchos propietarios de contenido a implementar estrategias técnicas y legales para controlar y limitar este tráfico, especialmente en respuesta al scraping no autorizado. Este análisis detalla las técnicas actuales, basadas en investigaciones recientes y prácticas documentadas, y explora cómo los sitios afectados, como medios de comunicación y plataformas creativas, están abordando este desafío.</text:p>
      <text:p text:style-name="P7">Contexto y Relevancia</text:p>
      <text:p text:style-name="P7">El scraping de IA, donde bots automatizados recolectan datos de sitios web para entrenar modelos como ChatGPT o Claude, ha generado controversias significativas. Empresas como OpenAI, Anthropic y ByteDance han sido acusadas de usar contenido sin permiso, lo que ha llevado a demandas legales de sitios como The New York Times y Getty <text:soft-page-break/>Images. En este contexto, los sitios web han adoptado medidas técnicas para proteger su propiedad intelectual y controlar el tráfico no deseado, mientras enfrentan el desafío de equilibrar la accesibilidad para usuarios humanos y bots legítimos.</text:p>
      <text:p text:style-name="P7">Técnicas Técnicas de Disuasión</text:p>
      <text:p text:style-name="P4">Las siguientes técnicas son las más comunes utilizadas por los sitios web en junio de 2025 para controlar el tráfico de agentes de IA:</text:p>
      <text:list text:style-name="L3">
        <text:list-item>
          <text:p text:style-name="P8">Directivas en robots.txt </text:p>
          <text:list>
            <text:list-item>
              <text:p text:style-name="P8">Los sitios web utilizan el archivo <text:span text:style-name="T4">robots.txt</text:span> para comunicar a los bots qué partes del sitio no deben ser rastreadas. Esta es una medida estándar y ampliamente adoptada. </text:p>
            </text:list-item>
            <text:list-item>
              <text:p text:style-name="P8">Ejemplos específicos incluyen bloquear bots de IA conocidos, como: </text:p>
              <text:list>
                <text:list-item>
                  <text:p text:style-name="P8"><text:span text:style-name="T4">User-agent: GPTBot Disallow: /</text:span> para bloquear el bot de OpenAI, que recolecta datos para ChatGPT. </text:p>
                </text:list-item>
                <text:list-item>
                  <text:p text:style-name="P8"><text:span text:style-name="T4">User-agent: ClaudeBot Disallow: /</text:span> para bloquear el bot de Anthropic, usado por Claude AI. </text:p>
                </text:list-item>
                <text:list-item>
                  <text:p text:style-name="P8"><text:span text:style-name="T4">User-agent: CCBot Disallow: /</text:span> para bloquear el bot de Common Crawl, que construye datasets para múltiples modelos de IA. </text:p>
                </text:list-item>
                <text:list-item>
                  <text:p text:style-name="P8"><text:span text:style-name="T4">User-agent: Google-Extended Disallow: /</text:span> para limitar bots extendidos de Google. </text:p>
                </text:list-item>
                <text:list-item>
                  <text:p text:style-name="P8"><text:span text:style-name="T4">User-agent: Bytespider Disallow: /</text:span> para bloquear el bot de ByteDance, asociado con Doubao. </text:p>
                </text:list-item>
                <text:list-item>
                  <text:p text:style-name="P8"><text:span text:style-name="T4">User-agent: PerplexityBot Disallow: /</text:span> para bloquear el bot de Perplexity, que alimenta su motor de búsqueda de IA.</text:p>
                </text:list-item>
              </text:list>
            </text:list-item>
            <text:list-item>
              <text:p text:style-name="P8">Aunque efectivo contra bots respetuosos, algunos scrapers avanzados pueden ignorar estas directivas, lo que limita su eficacia contra actores maliciosos. </text:p>
            </text:list-item>
            <text:list-item>
              <text:p text:style-name="P9"><text:span text:style-name="T1">Ejemplo práctico: </text:span><text:a xlink:type="simple" xlink:href="https://www.nytimes.com/robots.txt" office:target-frame-name="_blank" xlink:show="new" text:style-name="Internet_20_link" text:visited-style-name="Visited_20_Internet_20_Link"><text:span text:style-name="T3">The New York Times</text:span></text:a><text:span text:style-name="T1"> bloquea a GPTBot y otros bots de IA, mientras proporciona sitemaps para rastreo legítimo.</text:span></text:p>
            </text:list-item>
          </text:list>
        </text:list-item>
        <text:list-item>
          <text:p text:style-name="P8">Encabezados HTTP </text:p>
          <text:list>
            <text:list-item>
              <text:p text:style-name="P8">Los sitios web pueden usar encabezados HTTP, como <text:span text:style-name="T4">X-Robots-Tag: noindex</text:span>, para indicar que el contenido no debe ser indexado o usado por sistemas de IA. </text:p>
            </text:list-item>
            <text:list-item>
              <text:p text:style-name="P8">Esta técnica depende de la cooperación voluntaria de los bots, lo que la hace menos confiable contra scrapers no autorizados. Sin embargo, es una capa adicional de protección que refuerza las directivas en <text:span text:style-name="T4">robots.txt</text:span>.</text:p>
            </text:list-item>
          </text:list>
        </text:list-item>
        <text:list-item>
          <text:p text:style-name="P8">Barreras Técnicas </text:p>
          <text:list>
            <text:list-item>
              <text:p text:style-name="P8">Protección basada en JavaScript: Muchos sitios renderizan su contenido dinámicamente mediante JavaScript, lo que requiere que los bots ejecuten código para acceder al contenido, dificultando el scraping. Esto es especialmente útil contra bots que no emulan navegadores completos. </text:p>
            </text:list-item>
            <text:list-item>
              <text:p text:style-name="P8">Detección de interacciones del usuario: Los sitios pueden implementar mecanismos para detectar si un usuario es humano, como verificar movimientos del ratón, tiempos de carga o interacciones específicas, para diferenciar entre humanos y bots. </text:p>
            </text:list-item>
            <text:list-item>
              <text:p text:style-name="P8"><text:soft-page-break/>Limitación de tasas y bloqueo de IP: Los sitios pueden limitar el número de solicitudes desde una misma dirección IP o bloquear IPs conocidas por ser utilizadas por bots de IA. Esto es efectivo contra scrapers intensivos, pero puede ser eludido mediante el uso de proxies o redes de bots distribuidas.</text:p>
            </text:list-item>
          </text:list>
        </text:list-item>
        <text:list-item>
          <text:p text:style-name="P8">Soluciones Avanzadas de Gestión de Bots </text:p>
          <text:list>
            <text:list-item>
              <text:p text:style-name="P8">Plataformas como DataDome ofrecen soluciones de gestión de bots avanzadas que incluyen: </text:p>
              <text:list>
                <text:list-item>
                  <text:p text:style-name="P8">Detección en tiempo real de bots mediante análisis de comportamiento. </text:p>
                </text:list-item>
                <text:list-item>
                  <text:p text:style-name="P8">Protección adaptativa que ajusta las defensas según las técnicas de los bots. </text:p>
                </text:list-item>
                <text:list-item>
                  <text:p text:style-name="P8">Bloqueo de bots sofisticados que pueden eludir medidas más simples, como el uso de proxies residenciales o emulación de comportamiento humano.</text:p>
                </text:list-item>
              </text:list>
            </text:list-item>
            <text:list-item>
              <text:p text:style-name="P9"><text:span text:style-name="T1">Estas soluciones son especialmente útiles para sitios con alto tráfico y contenido sensible, y se pueden integrar con sistemas existentes para una protección más robusta </text:span><text:a xlink:type="simple" xlink:href="https://datadome.co/products/bot-protection/" office:target-frame-name="_blank" xlink:show="new" text:style-name="Internet_20_link" text:visited-style-name="Visited_20_Internet_20_Link"><text:span text:style-name="T3">DataDome Bot Protection</text:span></text:a><text:span text:style-name="T1">.</text:span></text:p>
            </text:list-item>
          </text:list>
        </text:list-item>
        <text:list-item>
          <text:p text:style-name="P8">Monitoreo y Actualización Continua </text:p>
          <text:list>
            <text:list-item>
              <text:p text:style-name="P8">Los sitios web monitorean su tráfico en busca de patrones inusuales, como picos de solicitudes o accesos sistemáticos, que podrían indicar actividades de scraping. </text:p>
            </text:list-item>
            <text:list-item>
              <text:p text:style-name="P8">Actualizan regularmente sus archivos <text:span text:style-name="T4">robots.txt</text:span> y ajustan sus barreras técnicas a medida que las técnicas de scraping de IA evolucionan. Por ejemplo, si un nuevo bot de IA emerge, los sitios pueden añadirlo a su lista de bloqueo. </text:p>
            </text:list-item>
            <text:list-item>
              <text:p text:style-name="P8">Esta estrategia es crucial dado el ritmo rápido de desarrollo en las tácticas de scraping, como se ha visto con bots que usan proxies residenciales o fingerprinting para evadir detecciones.</text:p>
            </text:list-item>
          </text:list>
        </text:list-item>
      </text:list>
      <text:p text:style-name="P7">Bots de IA Más Activos en 2025</text:p>
      <text:p text:style-name="P7">A continuación, se presenta una tabla con los bots de IA más activos identificados en junio de 2025, sus operadores y propósitos, según investigaciones recientes:</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0">Bot de IA<text:span text:style-name="T5"/></text:p>
          </table:table-cell>
          <table:table-cell table:style-name="Tabla1.A1" office:value-type="string">
            <text:p text:style-name="P10">Operador<text:span text:style-name="T5"/></text:p>
          </table:table-cell>
          <table:table-cell table:style-name="Tabla1.A1" office:value-type="string">
            <text:p text:style-name="P10">Propósito<text:span text:style-name="T5"/></text:p>
          </table:table-cell>
        </table:table-row>
        <table:table-row table:style-name="Tabla1.1">
          <table:table-cell table:style-name="Tabla1.A1" office:value-type="string">
            <text:p text:style-name="P11">GPTBot<text:span text:style-name="T6"/></text:p>
          </table:table-cell>
          <table:table-cell table:style-name="Tabla1.A1" office:value-type="string">
            <text:p text:style-name="P11">OpenAI<text:span text:style-name="T6"/></text:p>
          </table:table-cell>
          <table:table-cell table:style-name="Tabla1.A1" office:value-type="string">
            <text:p text:style-name="P11">Recolecta datos para entrenar ChatGPT<text:span text:style-name="T6"/></text:p>
          </table:table-cell>
        </table:table-row>
        <table:table-row table:style-name="Tabla1.1">
          <table:table-cell table:style-name="Tabla1.A1" office:value-type="string">
            <text:p text:style-name="P11">ClaudeBot<text:span text:style-name="T6"/></text:p>
          </table:table-cell>
          <table:table-cell table:style-name="Tabla1.A1" office:value-type="string">
            <text:p text:style-name="P11">Anthropic<text:span text:style-name="T6"/></text:p>
          </table:table-cell>
          <table:table-cell table:style-name="Tabla1.A1" office:value-type="string">
            <text:p text:style-name="P11">Recolecta datos para entrenar Claude AI<text:span text:style-name="T6"/></text:p>
          </table:table-cell>
        </table:table-row>
        <table:table-row table:style-name="Tabla1.1">
          <table:table-cell table:style-name="Tabla1.A1" office:value-type="string">
            <text:p text:style-name="P11">Bytespider<text:span text:style-name="T6"/></text:p>
          </table:table-cell>
          <table:table-cell table:style-name="Tabla1.A1" office:value-type="string">
            <text:p text:style-name="P11">ByteDance (TikTok)<text:span text:style-name="T6"/></text:p>
          </table:table-cell>
          <table:table-cell table:style-name="Tabla1.A1" office:value-type="string">
            <text:p text:style-name="P11">Recolecta datos para Doubao, competidor de ChatGPT<text:span text:style-name="T6"/></text:p>
          </table:table-cell>
        </table:table-row>
        <table:table-row table:style-name="Tabla1.1">
          <table:table-cell table:style-name="Tabla1.A1" office:value-type="string">
            <text:p text:style-name="P11">CCBot<text:span text:style-name="T6"/></text:p>
          </table:table-cell>
          <table:table-cell table:style-name="Tabla1.A1" office:value-type="string">
            <text:p text:style-name="P11">Common Crawl<text:span text:style-name="T6"/></text:p>
          </table:table-cell>
          <table:table-cell table:style-name="Tabla1.A1" office:value-type="string">
            <text:p text:style-name="P11">Construye datasets usados por múltiples modelos de IA<text:span text:style-name="T6"/></text:p>
          </table:table-cell>
        </table:table-row>
        <table:table-row table:style-name="Tabla1.1">
          <table:table-cell table:style-name="Tabla1.A1" office:value-type="string">
            <text:p text:style-name="P11">Amazonbot<text:span text:style-name="T6"/></text:p>
          </table:table-cell>
          <table:table-cell table:style-name="Tabla1.A1" office:value-type="string">
            <text:p text:style-name="P11">Amazon<text:span text:style-name="T6"/></text:p>
          </table:table-cell>
          <table:table-cell table:style-name="Tabla1.A1" office:value-type="string">
            <text:p text:style-name="P11">Recolecta datos para productos de IA de Amazon<text:span text:style-name="T6"/></text:p>
          </table:table-cell>
        </table:table-row>
        <table:table-row table:style-name="Tabla1.1">
          <table:table-cell table:style-name="Tabla1.A1" office:value-type="string">
            <text:p text:style-name="P11">PerplexityBot<text:span text:style-name="T6"/></text:p>
          </table:table-cell>
          <table:table-cell table:style-name="Tabla1.A1" office:value-type="string">
            <text:p text:style-name="P11">Perplexity<text:span text:style-name="T6"/></text:p>
          </table:table-cell>
          <table:table-cell table:style-name="Tabla1.A1" office:value-type="string">
            <text:p text:style-name="P11">Alimenta el motor de búsqueda de IA de Perplexity<text:span text:style-name="T6"/></text:p>
          </table:table-cell>
        </table:table-row>
      </table:table>
      <text:p text:style-name="P7">Esta tabla refleja la diversidad de actores involucrados en el scraping de IA y subraya la necesidad de medidas específicas para cada bot.</text:p>
      <text:p text:style-name="P4">Ejemplos Prácticos de Implementación</text:p>
      <text:list text:style-name="L4">
        <text:list-item>
          <text:p text:style-name="P12">The New York Times: Además de bloquear bots en su archivo <text:span text:style-name="T4">robots.txt</text:span>, actualizó sus términos de servicio en 2023 para prohibir explícitamente el uso de su <text:soft-page-break/>contenido para entrenar sistemas de IA, respaldando sus demandas legales contra OpenAI y Microsoft. </text:p>
        </text:list-item>
        <text:list-item>
          <text:p text:style-name="P12">Getty Images: Utiliza un <text:span text:style-name="T4">robots.txt</text:span> extenso con 335 reglas <text:span text:style-name="T4">Disallow</text:span> para proteger rutas sensibles como <text:span text:style-name="T4">/Account/</text:span> y <text:span text:style-name="T4">/search/</text:span>, limitando el acceso a bots específicos como Twitterbot para ciertas rutas. </text:p>
        </text:list-item>
        <text:list-item>
          <text:p text:style-name="P12">DeviantArt: Implementa un <text:span text:style-name="T4">Crawl-Delay: 1</text:span> en su <text:span text:style-name="T4">robots.txt</text:span> para ralentizar el rastreo y bloquea rutas sensibles como <text:span text:style-name="T4">/users/*</text:span> y <text:span text:style-name="T4">/download/</text:span>, protegiendo el contenido de artistas. </text:p>
        </text:list-item>
        <text:list-item>
          <text:p text:style-name="P12">Forbes: Bloquea bots de IA como GPTBot y ChatGPT-User en su <text:span text:style-name="T4">robots.txt</text:span>, pero permite excepciones para bots específicos como OAI-SearchBot, equilibrando la accesibilidad para rastreo legítimo.</text:p>
        </text:list-item>
      </text:list>
      <text:p text:style-name="P7">Protecciones Legales Complementarias</text:p>
      <text:p text:style-name="P7">Además de las medidas técnicas, muchos sitios han actualizado sus términos de servicio para prohibir explícitamente el scraping y el uso de contenido para entrenar IA. Algunos también registran su contenido para obtener protección de derechos de autor, lo que les permite tomar acciones legales en caso de infracciones, como se ha visto en demandas recientes contra Stability AI y Perplexity.</text:p>
      <text:p text:style-name="P7">Limitaciones y Desafíos</text:p>
      <text:p text:style-name="P7">Aunque estas técnicas son efectivas contra bots básicos, los agentes de IA avanzados pueden eludirlas mediante técnicas como el uso de proxies residenciales, fingerprinting de navegadores y solvers de CAPTCHA, como se ha documentado con herramientas como Bright Data’s Scraping Browser. Esto ha llevado a un juego del gato y el ratón, donde los sitios deben actualizar constantemente sus defensas. La efectividad de estas medidas depende de la combinación de múltiples capas de protección y del monitoreo continuo, pero sigue siendo un área en evolución con debates sobre derechos de autor y privacidad.</text:p>
      <text:p text:style-name="P7">Conclusión</text:p>
      <text:p text:style-name="P7">En junio de 2025, los sitios web están utilizando una combinación de directivas en <text:span text:style-name="T4">robots.txt</text:span>, encabezados HTTP, barreras técnicas, soluciones avanzadas de gestión de bots, monitoreo continuo y protecciones legales para controlar el tráfico de agentes de IA. Estas estrategias reflejan la necesidad de adaptarse a un entorno digital donde el scraping de IA es una amenaza creciente, pero también destacan los desafíos de enfrentar bots sofisticados. La combinación de medidas técnicas y legales parece ser el enfoque más prometedor, aunque la eficacia varía y requiere actualizaciones constantes.</text:p>
      <text:p text:style-name="Horizontal_20_Line"/>
      <text:p text:style-name="P4">Citas Clave</text:p>
      <text:list text:style-name="L5">
        <text:list-item>
          <text:p text:style-name="P13"><text:a xlink:type="simple" xlink:href="https://securityboulevard.com/2025/05/how-to-stop-ai-from-scraping-your-website/" office:target-frame-name="_blank" xlink:show="new" text:style-name="Internet_20_link" text:visited-style-name="Visited_20_Internet_20_Link"><text:span text:style-name="T1">How to Stop AI from Scraping Your Website - Security Boulevard</text:span></text:a></text:p>
        </text:list-item>
        <text:list-item>
          <text:p text:style-name="P13"><text:a xlink:type="simple" xlink:href="https://www.nytimes.com/robots.txt" office:target-frame-name="_blank" xlink:show="new" text:style-name="Internet_20_link" text:visited-style-name="Visited_20_Internet_20_Link"><text:span text:style-name="T1">The New York Times robots.txt</text:span></text:a></text:p>
        </text:list-item>
        <text:list-item>
          <text:p text:style-name="P13"><text:a xlink:type="simple" xlink:href="https://www.gettyimages.com/robots.txt" office:target-frame-name="_blank" xlink:show="new" text:style-name="Internet_20_link" text:visited-style-name="Visited_20_Internet_20_Link"><text:span text:style-name="T1">Getty Images robots.txt</text:span></text:a></text:p>
        </text:list-item>
        <text:list-item>
          <text:p text:style-name="P13"><text:a xlink:type="simple" xlink:href="https://www.deviantart.com/robots.txt" office:target-frame-name="_blank" xlink:show="new" text:style-name="Internet_20_link" text:visited-style-name="Visited_20_Internet_20_Link"><text:span text:style-name="T1">DeviantArt robots.txt</text:span></text:a></text:p>
        </text:list-item>
        <text:list-item>
          <text:p text:style-name="P13"><text:a xlink:type="simple" xlink:href="https://www.forbes.com/robots.txt" office:target-frame-name="_blank" xlink:show="new" text:style-name="Internet_20_link" text:visited-style-name="Visited_20_Internet_20_Link"><text:span text:style-name="T1">Forbes robots.txt</text:span></text:a></text:p>
        </text:list-item>
        <text:list-item>
          <text:p text:style-name="P13"><text:a xlink:type="simple" xlink:href="https://datadome.co/products/bot-protection/" office:target-frame-name="_blank" xlink:show="new" text:style-name="Internet_20_link" text:visited-style-name="Visited_20_Internet_20_Link"><text:span text:style-name="T1">DataDome Bot Protection</text:span></text:a></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monospace" svg:font-family="monospac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5T18:45:11.255000000</meta:creation-date>
    <dc:date>2025-06-15T18:45:16.575000000</dc:date>
    <meta:editing-duration>PT5S</meta:editing-duration>
    <meta:editing-cycles>1</meta:editing-cycles>
    <meta:document-statistic meta:table-count="1" meta:image-count="0" meta:object-count="0" meta:page-count="4" meta:paragraph-count="89" meta:word-count="1579" meta:character-count="10262" meta:non-whitespace-character-count="8786"/>
    <meta:generator>LibreOffice/24.8.7.2$Windows_X86_64 LibreOffice_project/e07d0a63a46349d29051da79b1fde8160bab2a89</meta:generator>
  </office:meta>
</office:document-meta>
</file>